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3" style:parent-style-name="Graphics">
      <style:graphic-properties draw:fill="none" draw:stroke="non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465359" draw:opacity="97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16" style:parent-style-name="Graphics">
      <style:graphic-properties draw:fill="none" fo:clip="rect(0.8851in, -0.00034in, 5.48913in, 0in)" draw:stroke="none"/>
    </style:style>
    <style:style style:family="text" style:name="a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815" draw:master-page-name="Master1-Layout1-title-Title-Slide" presentation:presentation-page-layout-name="Master1-PPL1" draw:id="Slide-256">
        <draw:frame draw:id="id109" draw:style-name="a816" draw:name="Image 7" svg:x="0in" svg:y="0in" svg:width="13.333in" svg:height="7.5in" style:rel-width="scale" style:rel-height="scale">
          <draw:image xlink:href="media/image1.jpg" xlink:type="simple" xlink:show="embed" xlink:actuate="onLoad"/>
          <svg:title/>
          <svg:desc>Une image contenant animal, herbe, reptile, terrain

Description générée automatiquement</svg:desc>
        </draw:frame>
        <draw:g draw:name="Group 22" draw:id="id110">
          <svg:title/>
          <svg:desc/>
          <draw:custom-shape svg:x="0.47908in" svg:y="0.70112in" svg:width="4.0487in" svg:height="6.28962in" draw:id="id114" draw:style-name="a826" draw:name="Rectangle 23">
            <svg:title/>
            <svg:desc/>
            <text:p text:style-name="a825" text:class-names="" text:cond-style-name=""><text:span text:style-name="a8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in" draw:id="id115" draw:style-name="a829" draw:name="Rectangle 24">
            <svg:title/>
            <svg:desc/>
            <text:p text:style-name="a828" text:class-names="" text:cond-style-name=""><text:span text:style-name="a8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11" presentation:style-name="a819" draw:name="Titre 1" svg:x="0.63889in" svg:y="3.6266in" svg:width="3.73148in" svg:height="1.96599in" presentation:class="title" presentation:placeholder="false">
          <draw:text-box>
            <text:p text:style-name="a818" text:class-names="" text:cond-style-name=""><text:span text:style-name="a817" text:class-names="">Tiny Life Saver Tools</text:span></text:p>
          </draw:text-box>
          <svg:title/>
          <svg:desc/>
        </draw:frame>
        <draw:frame draw:id="id112" presentation:style-name="a822" draw:name="Sous-titre 2" svg:x="0.63889in" svg:y="5.6272in" svg:width="3.73148in" svg:height="0.80798in" presentation:class="subtitle" presentation:placeholder="false">
          <draw:text-box>
            <text:p text:style-name="a821" text:class-names="" text:cond-style-name=""><text:span text:style-name="a820" text:class-names="">How to use</text:span></text:p>
          </draw:text-box>
          <svg:title/>
          <svg:desc/>
        </draw:frame>
        <draw:frame draw:id="id113" draw:style-name="a823" draw:name="Image 11" svg:x="0.7152in" svg:y="0.87695in" svg:width="3.57645in" svg:height="2.56201in" style:rel-width="scale" style:rel-height="scale">
          <draw:image xlink:href="media/image2.png" xlink:type="simple" xlink:show="embed" xlink:actuate="onLoad"/>
          <svg:title/>
          <svg:desc>Une image contenant sombre, intérieur, noir

Description générée automatiquement</svg:desc>
        </draw:frame>
      </draw:page>
      <draw:page draw:name="Slide3" draw:style-name="a830" draw:master-page-name="Master1-Layout2-obj-Title-and-Content" presentation:presentation-page-layout-name="Master1-PPL2" draw:id="Slide-258">
        <draw:custom-shape svg:x="0.82446in" svg:y="0.92854in" svg:width="4.05in" svg:height="0.10389in" draw:id="id116" draw:style-name="a833" draw:name="Rectangle 12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843" draw:name="ZoneTexte 8" svg:x="0in" svg:y="3.49756in" svg:width="13.33333in" svg:height="0.50488in">
          <draw:text-box>
            <text:p text:style-name="a842" text:class-names="" text:cond-style-name=""><text:span text:style-name="a834" text:class-names="">Welcome</text:span><text:span text:style-name="a835" text:class-names=""><text:s text:c="1"/>to<text:s text:c="1"/></text:span><text:span text:style-name="a836" text:class-names="">Tiny</text:span><text:span text:style-name="a837" text:class-names=""><text:s text:c="1"/>Life<text:s text:c="1"/></text:span><text:span text:style-name="a838" text:class-names="">saver</text:span><text:span text:style-name="a839" text:class-names=""><text:s text:c="1"/></text:span><text:span text:style-name="a840" text:class-names="">tools</text:span><text:span text:style-name="a84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7aa9b7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7aa9b7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solid" svg:stroke-width="0.01389in" svg:stroke-color="#000000" svg:stroke-opacity="100%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draw:fill="none" draw:stroke="solid" svg:stroke-width="0.01389in" svg:stroke-color="#000000" svg:stroke-opacity="100%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draw:fill="none" draw:stroke="solid" svg:stroke-width="0.01389in" svg:stroke-color="#000000" svg:stroke-opacity="100%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9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solid" svg:stroke-width="0.01389in" svg:stroke-color="#000000" svg:stroke-opacity="100%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389in" svg:stroke-color="#000000" svg:stroke-opacity="100%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draw:fill="none" draw:stroke="solid" svg:stroke-width="0.01389in" svg:stroke-color="#000000" svg:stroke-opacity="100%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0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64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5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7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5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5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62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7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55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6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73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6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6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8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84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87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7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356in" svg:y="2.55468in" svg:width="12.06213in" svg:height="3.9939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31797in" svg:y="7.02528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19/2020</text:date></text:span></text:p>
        </draw:text-box>
        <svg:title/>
        <svg:desc/>
      </draw:frame>
      <draw:frame draw:id="id3" presentation:style-name="a26" draw:name="Footer Placeholder 4" svg:x="0.6356in" svg:y="7.0252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5467in" svg:y="7.02528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41" draw:name="Espace réservé de l'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Espace réservé de l'image des diapositives 3">
          <svg:title/>
          <svg:desc/>
        </draw:page-thumbnail>
        <draw:frame draw:id="id11" presentation:style-name="a61" draw:name="Espace réservé des not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z pour modifier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custom-shape svg:x="0.48834in" svg:y="0.5in" svg:width="4.05in" svg:height="0.10389in" draw:id="id14" draw:layer="Master1-bg" draw:style-name="a72" draw:name="Rectangle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5" draw:name="Rectangle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8" draw:name="Rectangle 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7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4" draw:name="Title 1" svg:x="0.6356in" svg:y="1.11596in" svg:width="12.02269in" svg:height="1.61309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9" presentation:style-name="a87" draw:name="Subtitle 2" svg:x="0.6356in" svg:y="2.72905in" svg:width="12.02269in" svg:height="0.64558in" presentation:class="subtitle" presentation:placeholder="false">
        <draw:text-box>
          <text:p text:style-name="a86" text:class-names="" text:cond-style-name=""><text:span text:style-name="a85" text:class-names="">Click to edit Master subtitle style</text:span></text:p>
        </draw:text-box>
        <svg:title/>
        <svg:desc/>
      </draw:frame>
      <draw:frame draw:id="id20" presentation:style-name="a91" draw:name="Date Placeholder 7" svg:x="8.31797in" svg:y="7.02528in" svg:width="3.1111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4/19/2020</text:date></text:span></text:p>
        </draw:text-box>
        <svg:title/>
        <svg:desc/>
      </draw:frame>
      <draw:frame draw:id="id21" presentation:style-name="a94" draw:name="Footer Placeholder 8" svg:x="0.6356in" svg:y="7.0252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7" draw:name="Slide Number Placeholder 9" svg:x="11.5467in" svg:y="7.02528in" svg:width="1.15104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frame draw:id="id8" presentation:style-name="a100" draw:name="Espace réservé de l'en-tête 1" svg:x="0in" svg:y="0in" svg:width="3.25in" svg:height="0.501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9" presentation:style-name="a104" draw:name="Espace réservé de la date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5" draw:name="Espace réservé de l'image des diapositives 3">
          <svg:title/>
          <svg:desc/>
        </draw:page-thumbnail>
        <draw:frame draw:id="id11" presentation:style-name="a120" draw:name="Espace réservé des notes 4" svg:x="0.75in" svg:y="4.8125in" svg:width="6in" svg:height="3.9375in" presentation:class="notes" presentation:placeholder="false">
          <draw:text-box>
            <text:p text:style-name="a107" text:class-names="" text:cond-style-name=""><text:span text:style-name="a106" text:class-names="">Cliquez pour modifier les styles du texte du masque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Deuxième niveau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3" draw:name="Espace réservé du pied de page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6" draw:name="Espace réservé du numéro de diapositive 6" svg:x="4.24826in" svg:y="9.49826in" svg:width="3.25in" svg:height="0.5017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8">
      <draw:custom-shape svg:x="0.48834in" svg:y="0.5in" svg:width="4.05in" svg:height="0.10389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4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7" draw:name="Rectangl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40" draw:name="Title 1" svg:x="0.6356in" svg:y="0.76789in" svg:width="12.06213in" svg:height="1.3in" presentation:class="title" presentation:placeholder="false">
        <draw:text-box>
          <text:p text:style-name="a139" text:class-names="" text:cond-style-name=""><text:span text:style-name="a138" text:class-names="">Click to edit Master title style</text:span></text:p>
        </draw:text-box>
        <svg:title/>
        <svg:desc/>
      </draw:frame>
      <draw:frame draw:id="id27" presentation:style-name="a156" draw:name="Content Placeholder 2" svg:x="0.6356in" svg:y="2.56in" svg:width="12.06213in" svg:height="3.97472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0" draw:name="Date Placeholder 7" svg:x="8.31797in" svg:y="7.02528in" svg:width="3.11111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4/19/2020</text:date></text:span></text:p>
        </draw:text-box>
        <svg:title/>
        <svg:desc/>
      </draw:frame>
      <draw:frame draw:id="id29" presentation:style-name="a163" draw:name="Footer Placeholder 8" svg:x="0.6356in" svg:y="7.02528in" svg:width="7.5647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0" presentation:style-name="a166" draw:name="Slide Number Placeholder 9" svg:x="11.5467in" svg:y="7.02528in" svg:width="1.15104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  <presentation:notes style:page-layout-name="pageLayout2" draw:style-name="a196">
        <draw:frame draw:id="id8" presentation:style-name="a169" draw:name="Espace réservé de l'en-tête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3" draw:name="Espace réservé de la date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4" draw:name="Espace réservé de l'image des diapositives 3">
          <svg:title/>
          <svg:desc/>
        </draw:page-thumbnail>
        <draw:frame draw:id="id11" presentation:style-name="a189" draw:name="Espace réservé des notes 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Cliquez pour modifier les styles du texte du masque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Deuxième niveau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2" draw:name="Espace réservé du pied de page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3" presentation:style-name="a195" draw:name="Espace réservé du numéro de diapositive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7">
      <draw:custom-shape svg:x="0.48834in" svg:y="0.5in" svg:width="4.05in" svg:height="0.10389in" draw:id="id31" draw:layer="Master1-bg" draw:style-name="a200" draw:name="Rectangle 8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2" draw:layer="Master1-bg" draw:style-name="a203" draw:name="Rectangle 9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3" draw:layer="Master1-bg" draw:style-name="a206" draw:name="Rectangle 10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4" draw:style-name="a209" draw:name="Rectangle 7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212" draw:name="Title 1" svg:x="0.6356in" svg:y="2.61806in" svg:width="12.06213in" svg:height="2.3485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36" presentation:style-name="a216" draw:name="Text Placeholder 2" svg:x="0.6356in" svg:y="4.96655in" svg:width="12.06213in" svg:height="0.65678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37" presentation:style-name="a220" draw:name="Date Placeholder 6" svg:x="8.31797in" svg:y="7.02528in" svg:width="3.11111in" svg:height="0.39931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4/19/2020</text:date></text:span></text:p>
        </draw:text-box>
        <svg:title/>
        <svg:desc/>
      </draw:frame>
      <draw:frame draw:id="id38" presentation:style-name="a223" draw:name="Footer Placeholder 8" svg:x="0.6356in" svg:y="7.02528in" svg:width="7.5647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9" presentation:style-name="a226" draw:name="Slide Number Placeholder 9" svg:x="11.5467in" svg:y="7.02528in" svg:width="1.15104in" svg:height="0.39931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56">
        <draw:frame draw:id="id8" presentation:style-name="a229" draw:name="Espace réservé de l'en-tête 1" svg:x="0in" svg:y="0in" svg:width="3.25in" svg:height="0.50174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9" presentation:style-name="a233" draw:name="Espace réservé de la date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30" text:class-names=""><text:date text:fixed="false" style:data-style-name="a231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34" draw:name="Espace réservé de l'image des diapositives 3">
          <svg:title/>
          <svg:desc/>
        </draw:page-thumbnail>
        <draw:frame draw:id="id11" presentation:style-name="a249" draw:name="Espace réservé des notes 4" svg:x="0.75in" svg:y="4.8125in" svg:width="6in" svg:height="3.9375in" presentation:class="notes" presentation:placeholder="false">
          <draw:text-box>
            <text:p text:style-name="a236" text:class-names="" text:cond-style-name=""><text:span text:style-name="a235" text:class-names="">Cliquez pour modifier les styles du texte du masque</text:span></text:p>
            <text:list text:style-name="a239">
              <text:list-item>
                <text:list text:style-name="a239">
                  <text:list-item>
                    <text:p text:style-name="a238" text:class-names="" text:cond-style-name=""><text:span text:style-name="a237" text:class-names="">Deuxième niveau</text:span></text:p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p text:style-name="a241" text:class-names="" text:cond-style-name=""><text:span text:style-name="a2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p text:style-name="a244" text:class-names="" text:cond-style-name=""><text:span text:style-name="a2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2" draw:name="Espace réservé du pied de page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3" presentation:style-name="a255" draw:name="Espace réservé du numéro de diapositive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7">
      <draw:custom-shape svg:x="0.48834in" svg:y="0.5in" svg:width="4.05in" svg:height="0.10389in" draw:id="id40" draw:layer="Master1-bg" draw:style-name="a260" draw:name="Rectangle 8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1" draw:layer="Master1-bg" draw:style-name="a263" draw:name="Rectangle 9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2" draw:layer="Master1-bg" draw:style-name="a266" draw:name="Rectangle 10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69" draw:name="Title 1" svg:x="0.6356in" svg:y="0.79796in" svg:width="12.06213in" svg:height="1.08085in" presentation:class="title" presentation:placeholder="false">
        <draw:text-box>
          <text:p text:style-name="a268" text:class-names="" text:cond-style-name=""><text:span text:style-name="a267" text:class-names="">Click to edit Master title style</text:span></text:p>
        </draw:text-box>
        <svg:title/>
        <svg:desc/>
      </draw:frame>
      <draw:frame draw:id="id44" presentation:style-name="a285" draw:name="Content Placeholder 2" svg:x="0.6356in" svg:y="2.43657in" svg:width="5.68107in" svg:height="3.97315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01" draw:name="Content Placeholder 3" svg:x="7.01667in" svg:y="2.43657in" svg:width="5.68107in" svg:height="3.97315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05" draw:name="Date Placeholder 4" svg:x="8.31797in" svg:y="7.02528in" svg:width="3.11111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4/19/2020</text:date></text:span></text:p>
        </draw:text-box>
        <svg:title/>
        <svg:desc/>
      </draw:frame>
      <draw:frame draw:id="id47" presentation:style-name="a308" draw:name="Footer Placeholder 5" svg:x="0.6356in" svg:y="7.02528in" svg:width="7.5647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8" presentation:style-name="a311" draw:name="Slide Number Placeholder 6" svg:x="11.5467in" svg:y="7.02528in" svg:width="1.15104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frame draw:id="id8" presentation:style-name="a314" draw:name="Espace réservé de l'en-tête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9" presentation:style-name="a318" draw:name="Espace réservé de la date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9" draw:name="Espace réservé de l'image des diapositives 3">
          <svg:title/>
          <svg:desc/>
        </draw:page-thumbnail>
        <draw:frame draw:id="id11" presentation:style-name="a334" draw:name="Espace réservé des notes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Cliquez pour modifier les styles du texte du masque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Deuxième niveau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list text:style-name="a333">
                          <text:list-item>
                            <text:list text:style-name="a333">
                              <text:list-item>
                                <text:p text:style-name="a332" text:class-names="" text:cond-style-name=""><text:span text:style-name="a3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7" draw:name="Espace réservé du pied de page 5" svg:x="0in" svg:y="9.49826in" svg:width="3.25in" svg:height="0.50174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Espace réservé du numéro de diapositive 6" svg:x="4.24826in" svg:y="9.49826in" svg:width="3.25in" svg:height="0.50174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mparison" style:page-layout-name="pageLayout1" draw:style-name="a342">
      <draw:custom-shape svg:x="0.48834in" svg:y="0.5in" svg:width="4.05in" svg:height="0.10389in" draw:id="id49" draw:layer="Master1-bg" draw:style-name="a345" draw:name="Rectangle 8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0" draw:layer="Master1-bg" draw:style-name="a348" draw:name="Rectangle 9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1" draw:layer="Master1-bg" draw:style-name="a351" draw:name="Rectangle 10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354" draw:name="Title 1" svg:x="0.6356in" svg:y="0.79796in" svg:width="12.06213in" svg:height="1.08085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53" presentation:style-name="a358" draw:name="Text Placeholder 2" svg:x="0.6356in" svg:y="2.4616in" svg:width="5.68107in" svg:height="0.6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54" presentation:style-name="a374" draw:name="Content Placeholder 3" svg:x="0.6356in" svg:y="3.19997in" svg:width="5.68107in" svg:height="3.20975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78" draw:name="Text Placeholder 4" svg:x="7.01667in" svg:y="2.46161in" svg:width="5.68107in" svg:height="0.60518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</draw:text-box>
        <svg:title/>
        <svg:desc/>
      </draw:frame>
      <draw:frame draw:id="id56" presentation:style-name="a394" draw:name="Content Placeholder 5" svg:x="7.01666in" svg:y="3.19997in" svg:width="5.68107in" svg:height="3.20975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98" draw:name="Date Placeholder 6" svg:x="8.31797in" svg:y="7.02528in" svg:width="3.11111in" svg:height="0.39931in" presentation:class="date-time" presentation:placeholder="false">
        <draw:text-box>
          <text:p text:style-name="a397" text:class-names="" text:cond-style-name=""><text:span text:style-name="a395" text:class-names=""><text:date text:fixed="false" style:data-style-name="a396">4/19/2020</text:date></text:span></text:p>
        </draw:text-box>
        <svg:title/>
        <svg:desc/>
      </draw:frame>
      <draw:frame draw:id="id58" presentation:style-name="a401" draw:name="Footer Placeholder 7" svg:x="0.6356in" svg:y="7.02528in" svg:width="7.564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9" presentation:style-name="a404" draw:name="Slide Number Placeholder 8" svg:x="11.5467in" svg:y="7.02528in" svg:width="1.15104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8" presentation:style-name="a407" draw:name="Espace réservé de l'en-tête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1" draw:name="Espace réservé de la date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12" draw:name="Espace réservé de l'image des diapositives 3">
          <svg:title/>
          <svg:desc/>
        </draw:page-thumbnail>
        <draw:frame draw:id="id11" presentation:style-name="a427" draw:name="Espace réservé des notes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Cliquez pour modifier les styles du texte du masque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Deuxième niveau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Espace réservé du pied de page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3" draw:name="Espace réservé du numéro de diapositive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5">
      <draw:custom-shape svg:x="0.48834in" svg:y="0.5in" svg:width="4.05in" svg:height="0.10389in" draw:id="id60" draw:layer="Master1-bg" draw:style-name="a438" draw:name="Rectangle 8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1" draw:layer="Master1-bg" draw:style-name="a441" draw:name="Rectangle 9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2" draw:layer="Master1-bg" draw:style-name="a444" draw:name="Rectangle 10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47" draw:name="Title 1" svg:x="0.62981in" svg:y="0.79796in" svg:width="12.06213in" svg:height="1.08085in" presentation:class="title" presentation:placeholder="false">
        <draw:text-box>
          <text:p text:style-name="a446" text:class-names="" text:cond-style-name=""><text:span text:style-name="a445" text:class-names="">Click to edit Master title style</text:span></text:p>
        </draw:text-box>
        <svg:title/>
        <svg:desc/>
      </draw:frame>
      <draw:frame draw:id="id64" presentation:style-name="a451" draw:name="Date Placeholder 2" svg:x="8.31797in" svg:y="7.02528in" svg:width="3.11111in" svg:height="0.3993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4/19/2020</text:date></text:span></text:p>
        </draw:text-box>
        <svg:title/>
        <svg:desc/>
      </draw:frame>
      <draw:frame draw:id="id65" presentation:style-name="a454" draw:name="Footer Placeholder 3" svg:x="0.6356in" svg:y="7.02528in" svg:width="7.56475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6" presentation:style-name="a457" draw:name="Slide Number Placeholder 4" svg:x="11.5467in" svg:y="7.02528in" svg:width="1.15104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7">
        <draw:frame draw:id="id8" presentation:style-name="a460" draw:name="Espace réservé de l'en-tête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4" draw:name="Espace réservé de la date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5" draw:name="Espace réservé de l'image des diapositives 3">
          <svg:title/>
          <svg:desc/>
        </draw:page-thumbnail>
        <draw:frame draw:id="id11" presentation:style-name="a480" draw:name="Espace réservé des notes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Cliquez pour modifier les styles du texte du masque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Deuxième niveau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Espace réservé du pied de page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6" draw:name="Espace réservé du numéro de diapositive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88">
      <draw:custom-shape svg:x="0.48834in" svg:y="0.5in" svg:width="4.05in" svg:height="0.10389in" draw:id="id67" draw:layer="Master1-bg" draw:style-name="a491" draw:name="Rectangle 8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494" draw:name="Rectangle 9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497" draw:name="Rectangle 10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01" draw:name="Date Placeholder 1" svg:x="8.31797in" svg:y="7.02528in" svg:width="3.11111in" svg:height="0.39931in" presentation:class="date-time" presentation:placeholder="false">
        <draw:text-box>
          <text:p text:style-name="a500" text:class-names="" text:cond-style-name=""><text:span text:style-name="a498" text:class-names=""><text:date text:fixed="false" style:data-style-name="a499">4/19/2020</text:date></text:span></text:p>
        </draw:text-box>
        <svg:title/>
        <svg:desc/>
      </draw:frame>
      <draw:frame draw:id="id71" presentation:style-name="a504" draw:name="Footer Placeholder 2" svg:x="0.6356in" svg:y="7.02528in" svg:width="7.56475in" svg:height="0.39931in" presentation:class="footer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72" presentation:style-name="a507" draw:name="Slide Number Placeholder 3" svg:x="11.5467in" svg:y="7.02528in" svg:width="1.15104in" svg:height="0.39931in" presentation:class="page-number" presentation:placeholder="false">
        <draw:text-box>
          <text:p text:style-name="a506" text:class-names="" text:cond-style-name=""><text:span text:style-name="a505" text:class-names=""><text:page-number style:num-format="1" text:fixed="false"/></text:span></text:p>
        </draw:text-box>
        <svg:title/>
        <svg:desc/>
      </draw:frame>
      <presentation:notes style:page-layout-name="pageLayout2" draw:style-name="a537">
        <draw:frame draw:id="id8" presentation:style-name="a510" draw:name="Espace réservé de l'en-tête 1" svg:x="0in" svg:y="0in" svg:width="3.25in" svg:height="0.50174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9" presentation:style-name="a514" draw:name="Espace réservé de la date 2" svg:x="4.24826in" svg:y="0in" svg:width="3.25in" svg:height="0.50174in" presentation:class="date-time" presentation:placeholder="false">
          <draw:text-box>
            <text:p text:style-name="a513" text:class-names="" text:cond-style-name=""><text:span text:style-name="a511" text:class-names=""><text:date text:fixed="false" style:data-style-name="a512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15" draw:name="Espace réservé de l'image des diapositives 3">
          <svg:title/>
          <svg:desc/>
        </draw:page-thumbnail>
        <draw:frame draw:id="id11" presentation:style-name="a530" draw:name="Espace réservé des notes 4" svg:x="0.75in" svg:y="4.8125in" svg:width="6in" svg:height="3.9375in" presentation:class="notes" presentation:placeholder="false">
          <draw:text-box>
            <text:p text:style-name="a517" text:class-names="" text:cond-style-name=""><text:span text:style-name="a516" text:class-names="">Cliquez pour modifier les styles du texte du masque</text:span></text:p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Deuxième niveau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p text:style-name="a522" text:class-names="" text:cond-style-name=""><text:span text:style-name="a5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list text:style-name="a529">
                          <text:list-item>
                            <text:list text:style-name="a529">
                              <text:list-item>
                                <text:p text:style-name="a528" text:class-names="" text:cond-style-name=""><text:span text:style-name="a5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3" draw:name="Espace réservé du pied de page 5" svg:x="0in" svg:y="9.49826in" svg:width="3.25in" svg:height="0.50174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3" presentation:style-name="a536" draw:name="Espace réservé du numéro de diapositive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38">
      <draw:custom-shape svg:x="0.48834in" svg:y="0.5in" svg:width="4.05in" svg:height="0.10389in" draw:id="id73" draw:layer="Master1-bg" draw:style-name="a541" draw:name="Rectangle 8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4" draw:layer="Master1-bg" draw:style-name="a544" draw:name="Rectangle 9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5" draw:layer="Master1-bg" draw:style-name="a547" draw:name="Rectangle 10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6" draw:style-name="a550" draw:name="Rectangle 8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553" draw:name="Title 1" svg:x="0.83974in" svg:y="1.02083in" svg:width="3.31567in" svg:height="1.88366in" presentation:class="title" presentation:placeholder="false">
        <draw:text-box>
          <text:p text:style-name="a552" text:class-names="" text:cond-style-name=""><text:span text:style-name="a551" text:class-names="">Click to edit Master title style</text:span></text:p>
        </draw:text-box>
        <svg:title/>
        <svg:desc/>
      </draw:frame>
      <draw:frame draw:id="id78" presentation:style-name="a569" draw:name="Content Placeholder 2" svg:x="5.35972in" svg:y="1.29028in" svg:width="7.27361in" svg:height="5.09429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 Master text styles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Second level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Third level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73" draw:name="Text Placeholder 3" svg:x="0.83974in" svg:y="3.1022in" svg:width="3.31567in" svg:height="3.28236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80" presentation:style-name="a577" draw:name="Date Placeholder 7" svg:x="8.31797in" svg:y="7.06137in" svg:width="3.11111in" svg:height="0.39931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4/19/2020</text:date></text:span></text:p>
        </draw:text-box>
        <svg:title/>
        <svg:desc/>
      </draw:frame>
      <draw:frame draw:id="id81" presentation:style-name="a580" draw:name="Footer Placeholder 9" svg:x="0.6356in" svg:y="7.05664in" svg:width="7.5647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2" presentation:style-name="a583" draw:name="Slide Number Placeholder 10" svg:x="11.5467in" svg:y="7.06137in" svg:width="1.15104in" svg:height="0.39931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frame draw:id="id8" presentation:style-name="a586" draw:name="Espace réservé de l'en-tête 1" svg:x="0in" svg:y="0in" svg:width="3.25in" svg:height="0.50174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9" presentation:style-name="a590" draw:name="Espace réservé de la date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7" text:class-names=""><text:date text:fixed="false" style:data-style-name="a588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91" draw:name="Espace réservé de l'image des diapositives 3">
          <svg:title/>
          <svg:desc/>
        </draw:page-thumbnail>
        <draw:frame draw:id="id11" presentation:style-name="a606" draw:name="Espace réservé des notes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Cliquez pour modifier les styles du texte du masqu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euxième niveau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9" draw:name="Espace réservé du pied de page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3" presentation:style-name="a612" draw:name="Espace réservé du numéro de diapositive 6" svg:x="4.24826in" svg:y="9.49826in" svg:width="3.25in" svg:height="0.50174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14">
      <draw:custom-shape svg:x="0.48834in" svg:y="0.5in" svg:width="4.05in" svg:height="0.10389in" draw:id="id83" draw:layer="Master1-bg" draw:style-name="a617" draw:name="Rectangle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4" draw:layer="Master1-bg" draw:style-name="a620" draw:name="Rectangle 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5" draw:layer="Master1-bg" draw:style-name="a623" draw:name="Rectangle 10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626" draw:name="Title 1" svg:x="0.6356in" svg:y="5.13275in" svg:width="12.06213in" svg:height="0.61979in" presentation:class="title" presentation:placeholder="false">
        <draw:text-box>
          <text:p text:style-name="a625" text:class-names="" text:cond-style-name=""><text:span text:style-name="a624" text:class-names="">Click to edit Master title style</text:span></text:p>
        </draw:text-box>
        <svg:title/>
        <svg:desc/>
      </draw:frame>
      <draw:frame draw:id="id87" presentation:style-name="a629" draw:name="Picture Placeholder 2" svg:x="0.48974in" svg:y="0.70139in" svg:width="12.34783in" svg:height="3.99305in" presentation:class="graphic" presentation:placeholder="false">
        <draw:text-box>
          <text:p text:style-name="a628" text:class-names="" text:cond-style-name=""><text:span text:style-name="a627" text:class-names="">Click icon to add picture</text:span></text:p>
        </draw:text-box>
        <svg:title/>
        <svg:desc/>
      </draw:frame>
      <draw:frame draw:id="id88" presentation:style-name="a633" draw:name="Text Placeholder 3" svg:x="0.6356in" svg:y="5.75254in" svg:width="12.06214in" svg:height="1.09159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</draw:text-box>
        <svg:title/>
        <svg:desc/>
      </draw:frame>
      <draw:frame draw:id="id89" presentation:style-name="a637" draw:name="Date Placeholder 4" svg:x="8.31797in" svg:y="7.02528in" svg:width="3.11111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4/19/2020</text:date></text:span></text:p>
        </draw:text-box>
        <svg:title/>
        <svg:desc/>
      </draw:frame>
      <draw:frame draw:id="id90" presentation:style-name="a640" draw:name="Footer Placeholder 5" svg:x="0.6356in" svg:y="7.02528in" svg:width="7.56475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1" presentation:style-name="a643" draw:name="Slide Number Placeholder 6" svg:x="11.5467in" svg:y="7.02528in" svg:width="1.15104in" svg:height="0.39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8" presentation:style-name="a646" draw:name="Espace réservé de l'en-tête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50" draw:name="Espace réservé de la date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51" draw:name="Espace réservé de l'image des diapositives 3">
          <svg:title/>
          <svg:desc/>
        </draw:page-thumbnail>
        <draw:frame draw:id="id11" presentation:style-name="a666" draw:name="Espace réservé des notes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Cliquez pour modifier les styles du texte du masque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Deuxième niveau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9" draw:name="Espace réservé du pied de page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3" presentation:style-name="a672" draw:name="Espace réservé du numéro de diapositive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74">
      <draw:custom-shape svg:x="0.48834in" svg:y="0.5in" svg:width="4.05in" svg:height="0.10389in" draw:id="id92" draw:layer="Master1-bg" draw:style-name="a677" draw:name="Rectangle 8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3" draw:layer="Master1-bg" draw:style-name="a680" draw:name="Rectangle 9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4" draw:layer="Master1-bg" draw:style-name="a683" draw:name="Rectangle 10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6" draw:name="Title 1" svg:x="0.6356in" svg:y="0.76789in" svg:width="12.06213in" svg:height="1.10871in" presentation:class="title" presentation:placeholder="false">
        <draw:text-box>
          <text:p text:style-name="a685" text:class-names="" text:cond-style-name=""><text:span text:style-name="a684" text:class-names="">Click to edit Master title style</text:span></text:p>
        </draw:text-box>
        <svg:title/>
        <svg:desc/>
      </draw:frame>
      <draw:frame draw:id="id96" presentation:style-name="a702" draw:name="Vertical Text Placeholder 2" svg:x="0.6356in" svg:y="2.55468in" svg:width="12.06213in" svg:height="3.99393in" presentation:class="outline" presentation:placeholder="false">
        <draw:text-box>
          <text:list text:style-name="a689">
            <text:list-item>
              <text:p text:style-name="a688" text:class-names="" text:cond-style-name=""><text:span text:style-name="a687" text:class-names="">Click to edit Master text styles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Second level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hird level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06" draw:name="Date Placeholder 3" svg:x="8.31797in" svg:y="7.02528in" svg:width="3.11111in" svg:height="0.39931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4/19/2020</text:date></text:span></text:p>
        </draw:text-box>
        <svg:title/>
        <svg:desc/>
      </draw:frame>
      <draw:frame draw:id="id98" presentation:style-name="a709" draw:name="Footer Placeholder 4" svg:x="0.6356in" svg:y="7.02528in" svg:width="7.5647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99" presentation:style-name="a712" draw:name="Slide Number Placeholder 5" svg:x="11.5467in" svg:y="7.02528in" svg:width="1.15104in" svg:height="0.39931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8" presentation:style-name="a715" draw:name="Espace réservé de l'en-tête 1" svg:x="0in" svg:y="0in" svg:width="3.25in" svg:height="0.50174in" presentation:class="head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9" draw:name="Espace réservé de la date 2" svg:x="4.24826in" svg:y="0in" svg:width="3.25in" svg:height="0.50174in" presentation:class="date-time" presentation:placeholder="false">
          <draw:text-box>
            <text:p text:style-name="a718" text:class-names="" text:cond-style-name=""><text:span text:style-name="a716" text:class-names=""><text:date text:fixed="false" style:data-style-name="a717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20" draw:name="Espace réservé de l'image des diapositives 3">
          <svg:title/>
          <svg:desc/>
        </draw:page-thumbnail>
        <draw:frame draw:id="id11" presentation:style-name="a735" draw:name="Espace réservé des notes 4" svg:x="0.75in" svg:y="4.8125in" svg:width="6in" svg:height="3.9375in" presentation:class="notes" presentation:placeholder="false">
          <draw:text-box>
            <text:p text:style-name="a722" text:class-names="" text:cond-style-name=""><text:span text:style-name="a721" text:class-names="">Cliquez pour modifier les styles du texte du masque</text:span></text:p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Deuxième niveau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p text:style-name="a727" text:class-names="" text:cond-style-name=""><text:span text:style-name="a72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p text:style-name="a730" text:class-names="" text:cond-style-name=""><text:span text:style-name="a72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list text:style-name="a734">
                              <text:list-item>
                                <text:p text:style-name="a733" text:class-names="" text:cond-style-name=""><text:span text:style-name="a73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8" draw:name="Espace réservé du pied de page 5" svg:x="0in" svg:y="9.49826in" svg:width="3.25in" svg:height="0.50174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43">
      <draw:custom-shape svg:x="8.8125in" svg:y="0.65587in" svg:width="4.0325in" svg:height="6.36149in" draw:id="id100" draw:style-name="a746" draw:name="Rectangle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749" draw:name="Vertical Title 1" svg:x="8.97222in" svg:y="0.94444in" svg:width="3.41667in" svg:height="5.25736in" presentation:class="title" presentation:placeholder="false">
        <draw:text-box>
          <text:p text:style-name="a748" text:class-names="" text:cond-style-name=""><text:span text:style-name="a747" text:class-names="">Click to edit Master title style</text:span></text:p>
        </draw:text-box>
        <svg:title/>
        <svg:desc/>
      </draw:frame>
      <draw:frame draw:id="id102" presentation:style-name="a765" draw:name="Vertical Text Placeholder 2" svg:x="0.84747in" svg:y="0.94444in" svg:width="7.83205in" svg:height="5.25736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  <text:list text:style-name="a755">
            <text:list-item>
              <text:list text:style-name="a755">
                <text:list-item>
                  <text:p text:style-name="a754" text:class-names="" text:cond-style-name=""><text:span text:style-name="a753" text:class-names="">Second level</text:span></text:p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p text:style-name="a757" text:class-names="" text:cond-style-name=""><text:span text:style-name="a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p text:style-name="a760" text:class-names="" text:cond-style-name=""><text:span text:style-name="a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list text:style-name="a764">
                            <text:list-item>
                              <text:p text:style-name="a763" text:class-names="" text:cond-style-name=""><text:span text:style-name="a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103" draw:style-name="a768" draw:name="Rectangle 7">
        <svg:title/>
        <svg:desc/>
        <text:p text:style-name="a767" text:class-names="" text:cond-style-name=""><text:span text:style-name="a7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4" draw:style-name="a771" draw:name="Rectangle 8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5" draw:style-name="a774" draw:name="Rectangle 9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6" presentation:style-name="a778" draw:name="Date Placeholder 10" svg:x="8.31797in" svg:y="7.02528in" svg:width="3.11111in" svg:height="0.39931in" presentation:class="date-time" presentation:placeholder="false">
        <draw:text-box>
          <text:p text:style-name="a777" text:class-names="" text:cond-style-name=""><text:span text:style-name="a775" text:class-names=""><text:date text:fixed="false" style:data-style-name="a776">4/19/2020</text:date></text:span></text:p>
        </draw:text-box>
        <svg:title/>
        <svg:desc/>
      </draw:frame>
      <draw:frame draw:id="id107" presentation:style-name="a781" draw:name="Footer Placeholder 11" svg:x="0.6356in" svg:y="7.02528in" svg:width="7.56475in" svg:height="0.39931in" presentation:class="footer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108" presentation:style-name="a784" draw:name="Slide Number Placeholder 12" svg:x="11.5467in" svg:y="7.02528in" svg:width="1.15104in" svg:height="0.39931in" presentation:class="page-number" presentation:placeholder="false">
        <draw:text-box>
          <text:p text:style-name="a783" text:class-names="" text:cond-style-name=""><text:span text:style-name="a782" text:class-names=""><text:page-number style:num-format="1" text:fixed="false"/></text:span></text:p>
        </draw:text-box>
        <svg:title/>
        <svg:desc/>
      </draw:frame>
      <presentation:notes style:page-layout-name="pageLayout2" draw:style-name="a814">
        <draw:frame draw:id="id8" presentation:style-name="a787" draw:name="Espace réservé de l'en-tête 1" svg:x="0in" svg:y="0in" svg:width="3.25in" svg:height="0.50174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9" presentation:style-name="a791" draw:name="Espace réservé de la date 2" svg:x="4.24826in" svg:y="0in" svg:width="3.25in" svg:height="0.50174in" presentation:class="date-time" presentation:placeholder="false">
          <draw:text-box>
            <text:p text:style-name="a790" text:class-names="" text:cond-style-name=""><text:span text:style-name="a788" text:class-names=""><text:date text:fixed="false" style:data-style-name="a789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92" draw:name="Espace réservé de l'image des diapositives 3">
          <svg:title/>
          <svg:desc/>
        </draw:page-thumbnail>
        <draw:frame draw:id="id11" presentation:style-name="a807" draw:name="Espace réservé des notes 4" svg:x="0.75in" svg:y="4.8125in" svg:width="6in" svg:height="3.9375in" presentation:class="notes" presentation:placeholder="false">
          <draw:text-box>
            <text:p text:style-name="a794" text:class-names="" text:cond-style-name=""><text:span text:style-name="a793" text:class-names="">Cliquez pour modifier les styles du texte du masque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Deuxième niveau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list text:style-name="a806">
                              <text:list-item>
                                <text:p text:style-name="a805" text:class-names="" text:cond-style-name=""><text:span text:style-name="a8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0" draw:name="Espace réservé du pied de page 5" svg:x="0in" svg:y="9.49826in" svg:width="3.25in" svg:height="0.50174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3" presentation:style-name="a813" draw:name="Espace réservé du numéro de diapositive 6" svg:x="4.24826in" svg:y="9.49826in" svg:width="3.25in" svg:height="0.50174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s outils éditeurs dans unity</dc:title>
    <meta:initial-creator>Ugo Hed</meta:initial-creator>
    <dc:creator>Ugo Belfiore</dc:creator>
    <meta:creation-date>2019-08-12T17:23:21Z</meta:creation-date>
    <dc:date>2020-04-18T23:02:51Z</dc:date>
    <meta:editing-cycles>9</meta:editing-cycles>
    <meta:editing-duration>PT15182S</meta:editing-duration>
    <meta:document-statistic meta:paragraph-count="3" meta:word-count="13"/>
  </office:meta>
</office:document-meta>
</file>